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D000000F0618266CD878E8193.png" manifest:media-type="image/png"/>
  <manifest:file-entry manifest:full-path="Pictures/1000000000000070000000521470A20696B2919C.png" manifest:media-type="image/png"/>
  <manifest:file-entry manifest:full-path="layout-cache" manifest:media-type="application/binary"/>
  <manifest:file-entry manifest:full-path="Basic/Standard/Modulo.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898cm" table:align="center" style:writing-mode="lr-tb"/>
    </style:style>
    <style:style style:name="Tabela1.A" style:family="table-column">
      <style:table-column-properties style:column-width="8.44cm"/>
    </style:style>
    <style:style style:name="Tabela1.B" style:family="table-column">
      <style:table-column-properties style:column-width="0.159cm"/>
    </style:style>
    <style:style style:name="Tabela1.C" style:family="table-column">
      <style:table-column-properties style:column-width="8.299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PeriodosEnquadrados" style:family="table">
      <style:table-properties style:width="16.916cm" fo:margin-left="-0.199cm" fo:margin-right="-0.199cm" table:align="margins" style:writing-mode="lr-tb"/>
    </style:style>
    <style:style style:name="TabelaPeriodosEnquadrados.A" style:family="table-column">
      <style:table-column-properties style:column-width="4.392cm" style:rel-column-width="17015*"/>
    </style:style>
    <style:style style:name="TabelaPeriodosEnquadrados.B" style:family="table-column">
      <style:table-column-properties style:column-width="3.704cm" style:rel-column-width="14350*"/>
    </style:style>
    <style:style style:name="TabelaPeriodosEnquadrados.D" style:family="table-column">
      <style:table-column-properties style:column-width="2.805cm" style:rel-column-width="10865*"/>
    </style:style>
    <style:style style:name="TabelaPeriodosEnquadrados.E" style:family="table-column">
      <style:table-column-properties style:column-width="2.311cm" style:rel-column-width="8955*"/>
    </style:style>
    <style:style style:name="TabelaPeriodosEnquadrados.1" style:family="table-row">
      <style:table-row-properties fo:keep-together="auto"/>
    </style:style>
    <style:style style:name="TabelaPeriodosEnquadrados.A1" style:family="table-cell">
      <style:table-cell-properties fo:padding="0cm" fo:border-left="0.05pt solid #000000" fo:border-right="none" fo:border-top="0.05pt solid #000000" fo:border-bottom="0.05pt solid #000000"/>
    </style:style>
    <style:style style:name="TabelaPeriodosEnquadrados.E1" style:family="table-cell">
      <style:table-cell-properties fo:padding="0cm" fo:border="0.05pt solid #000000"/>
    </style:style>
    <style:style style:name="TabelaPeriodosEnquadrados.A2" style:family="table-cell">
      <style:table-cell-properties fo:padding="0cm" fo:border-left="0.05pt solid #000000" fo:border-right="none" fo:border-top="none" fo:border-bottom="0.05pt solid #000000"/>
    </style:style>
    <style:style style:name="TabelaPeriodosEnquadrados.C2" style:family="table-cell">
      <style:table-cell-properties style:vertical-align="middle" fo:padding="0cm" fo:border-left="0.05pt solid #000000" fo:border-right="none" fo:border-top="none" fo:border-bottom="0.05pt solid #000000"/>
    </style:style>
    <style:style style:name="TabelaPeriodosEnquadrados.E2" style:family="table-cell">
      <style:table-cell-properties fo:padding="0cm" fo:border-left="0.05pt solid #000000" fo:border-right="0.05pt solid #000000" fo:border-top="none" fo:border-bottom="0.05pt solid #000000"/>
    </style:style>
    <style:style style:name="TabelaPeriodosEnquadrados.E3" style:family="table-cell">
      <style:table-cell-properties fo:padding="0cm" fo:border-left="0.05pt solid #000000" fo:border-right="0.05pt solid #000000" fo:border-top="none" fo:border-bottom="0.05pt solid #000000"/>
    </style:style>
    <style:style style:name="TabelaPeriodosEnquadrados.E4" style:family="table-cell">
      <style:table-cell-properties fo:padding="0cm" fo:border-left="0.05pt solid #000000" fo:border-right="0.05pt solid #000000" fo:border-top="none" fo:border-bottom="0.05pt solid #000000"/>
    </style:style>
    <style:style style:name="TabelaPeriodosEnquadrados.5" style:family="table-row">
      <style:table-row-properties style:min-row-height="0.533cm" fo:keep-together="auto"/>
    </style:style>
    <style:style style:name="TabelaPeriodosEnquadrados.A5" style:family="table-cell">
      <style:table-cell-properties fo:padding="0cm" fo:border-left="0.05pt solid #000000" fo:border-right="none" fo:border-top="none" fo:border-bottom="none"/>
    </style:style>
    <style:style style:name="TabelaPeriodosEnquadrados.B5" style:family="table-cell">
      <style:table-cell-properties fo:padding="0cm" fo:border-left="0.05pt solid #000000" fo:border-right="none" fo:border-top="none" fo:border-bottom="none"/>
    </style:style>
    <style:style style:name="TabelaPeriodosEnquadrados.C5" style:family="table-cell">
      <style:table-cell-properties fo:padding="0cm" fo:border-left="0.05pt solid #000000" fo:border-right="none" fo:border-top="none" fo:border-bottom="none"/>
    </style:style>
    <style:style style:name="TabelaPeriodosEnquadrados.D5" style:family="table-cell">
      <style:table-cell-properties fo:padding="0cm" fo:border-left="0.05pt solid #000000" fo:border-right="none" fo:border-top="none" fo:border-bottom="none"/>
    </style:style>
    <style:style style:name="TabelaPeriodosEnquadrados.E5" style:family="table-cell">
      <style:table-cell-properties fo:padding="0cm" fo:border-left="0.05pt solid #000000" fo:border-right="0.05pt solid #000000" fo:border-top="none" fo:border-bottom="none"/>
    </style:style>
    <style:style style:name="TabelaNaoEnquadrados" style:family="table">
      <style:table-properties style:width="16.916cm" fo:margin-left="-0.199cm" fo:margin-right="-0.199cm" table:align="margins" style:writing-mode="lr-tb"/>
    </style:style>
    <style:style style:name="TabelaNaoEnquadrados.A" style:family="table-column">
      <style:table-column-properties style:column-width="5.637cm" style:rel-column-width="21842*"/>
    </style:style>
    <style:style style:name="TabelaNaoEnquadrados.C" style:family="table-column">
      <style:table-column-properties style:column-width="5.641cm" style:rel-column-width="21851*"/>
    </style:style>
    <style:style style:name="TabelaNaoEnquadrados.A1" style:family="table-cell">
      <style:table-cell-properties fo:padding="0cm" fo:border-left="0.05pt solid #000000" fo:border-right="none" fo:border-top="none" fo:border-bottom="0.05pt solid #000000"/>
    </style:style>
    <style:style style:name="TabelaNaoEnquadrados.C1" style:family="table-cell">
      <style:table-cell-properties fo:padding="0cm" fo:border-left="0.05pt solid #000000" fo:border-right="0.05pt solid #000000" fo:border-top="none" fo:border-bottom="0.05pt solid #000000"/>
    </style:style>
    <style:style style:name="TabelaNaoEnquadrados.A5" style:family="table-cell">
      <style:table-cell-properties fo:padding="0cm" fo:border-left="0.05pt solid #000000" fo:border-right="none" fo:border-top="none" fo:border-bottom="none"/>
    </style:style>
    <style:style style:name="TabelaNaoEnquadrados.C5" style:family="table-cell">
      <style:table-cell-properties fo:padding="0cm" fo:border-left="0.05pt solid #000000" fo:border-right="0.05pt solid #000000" fo:border-top="none" fo:border-bottom="none"/>
    </style:style>
    <style:style style:name="TabelaEnvio" style:family="table">
      <style:table-properties style:width="16.916cm" fo:margin-left="-0.199cm" fo:margin-right="-0.199cm" table:align="margins" style:writing-mode="lr-tb"/>
    </style:style>
    <style:style style:name="TabelaEnvio.A" style:family="table-column">
      <style:table-column-properties style:column-width="5.637cm" style:rel-column-width="21842*"/>
    </style:style>
    <style:style style:name="TabelaEnvio.C" style:family="table-column">
      <style:table-column-properties style:column-width="5.641cm" style:rel-column-width="21851*"/>
    </style:style>
    <style:style style:name="TabelaEnvio.A1" style:family="table-cell">
      <style:table-cell-properties fo:padding="0cm" fo:border-left="0.05pt solid #000000" fo:border-right="none" fo:border-top="none" fo:border-bottom="0.05pt solid #000000"/>
    </style:style>
    <style:style style:name="TabelaEnvio.C1" style:family="table-cell">
      <style:table-cell-properties fo:padding="0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pt" fo:country="BR" style:language-asian="pt" style:country-asian="BR"/>
    </style:style>
    <style:style style:name="P2" style:family="paragraph" style:parent-style-name="Footer">
      <style:paragraph-properties fo:text-align="end" style:justify-single-word="false"/>
      <style:text-properties officeooo:paragraph-rsid="004b2b74"/>
    </style:style>
    <style:style style:name="P3" style:family="paragraph" style:parent-style-name="Default">
      <style:paragraph-properties fo:text-align="justify" style:justify-single-word="false"/>
    </style:style>
    <style:style style:name="P4" style:family="paragraph" style:parent-style-name="Default">
      <style:paragraph-properties fo:text-align="justify" style:justify-single-word="false" style:snap-to-layout-grid="false"/>
    </style:style>
    <style:style style:name="P5" style:family="paragraph" style:parent-style-name="Default">
      <style:paragraph-properties fo:text-align="justify" style:justify-single-word="false">
        <style:tab-stops>
          <style:tab-stop style:position="11.903cm"/>
        </style:tab-stops>
      </style:paragraph-properties>
    </style:style>
    <style:style style:name="P6" style:family="paragraph" style:parent-style-name="Default">
      <style:paragraph-properties fo:text-align="justify" style:justify-single-word="false">
        <style:tab-stops>
          <style:tab-stop style:position="11.903cm"/>
        </style:tab-stops>
      </style:paragraph-properties>
      <style:text-properties officeooo:paragraph-rsid="001f0e45"/>
    </style:style>
    <style:style style:name="P7" style:family="paragraph" style:parent-style-name="Default">
      <style:paragraph-properties fo:text-align="justify" style:justify-single-word="false">
        <style:tab-stops>
          <style:tab-stop style:position="6.879cm"/>
        </style:tab-stops>
      </style:paragraph-properties>
    </style:style>
    <style:style style:name="P8" style:family="paragraph" style:parent-style-name="Default">
      <style:paragraph-properties fo:text-align="justify" style:justify-single-word="false">
        <style:tab-stops>
          <style:tab-stop style:position="3.455cm"/>
        </style:tab-stops>
      </style:paragraph-properties>
      <style:text-properties officeooo:paragraph-rsid="00239984"/>
    </style:style>
    <style:style style:name="P9" style:family="paragraph" style:parent-style-name="Default">
      <style:paragraph-properties fo:text-align="justify" style:justify-single-word="false">
        <style:tab-stops>
          <style:tab-stop style:position="1.429cm"/>
          <style:tab-stop style:position="11.271cm"/>
        </style:tab-stops>
      </style:paragraph-properties>
    </style:style>
    <style:style style:name="P10" style:family="paragraph" style:parent-style-name="Default">
      <style:paragraph-properties fo:text-align="justify" style:justify-single-word="false">
        <style:tab-stops>
          <style:tab-stop style:position="11.271cm"/>
        </style:tab-stops>
      </style:paragraph-properties>
    </style:style>
    <style:style style:name="P11" style:family="paragraph" style:parent-style-name="Default">
      <style:paragraph-properties fo:text-align="justify" style:justify-single-word="false">
        <style:tab-stops>
          <style:tab-stop style:position="8.784cm" style:type="center"/>
        </style:tab-stops>
      </style:paragraph-properties>
    </style:style>
    <style:style style:name="P12" style:family="paragraph" style:parent-style-name="Default">
      <style:paragraph-properties fo:text-align="justify" style:justify-single-word="false">
        <style:tab-stops>
          <style:tab-stop style:position="1.852cm"/>
        </style:tab-stops>
      </style:paragraph-properties>
    </style:style>
    <style:style style:name="P13" style:family="paragraph" style:parent-style-name="Default">
      <style:paragraph-properties fo:text-align="justify" style:justify-single-word="false">
        <style:tab-stops>
          <style:tab-stop style:position="2.865cm"/>
        </style:tab-stops>
      </style:paragraph-properties>
    </style:style>
    <style:style style:name="P14" style:family="paragraph" style:parent-style-name="Default">
      <style:paragraph-properties fo:text-align="justify" style:justify-single-word="false" style:snap-to-layout-grid="false">
        <style:tab-stops>
          <style:tab-stop style:position="2.865cm"/>
        </style:tab-stops>
      </style:paragraph-properties>
    </style:style>
    <style:style style:name="P15" style:family="paragraph" style:parent-style-name="Default">
      <style:paragraph-properties fo:text-align="justify" style:justify-single-word="false">
        <style:tab-stops>
          <style:tab-stop style:position="2.865cm"/>
        </style:tab-stops>
      </style:paragraph-properties>
      <style:text-properties officeooo:paragraph-rsid="00293164"/>
    </style:style>
    <style:style style:name="P16" style:family="paragraph" style:parent-style-name="Default">
      <style:paragraph-properties fo:text-align="justify" style:justify-single-word="false"/>
      <style:text-properties officeooo:paragraph-rsid="00195dd1"/>
    </style:style>
    <style:style style:name="P17" style:family="paragraph" style:parent-style-name="Default">
      <style:paragraph-properties fo:text-align="justify" style:justify-single-word="false"/>
      <style:text-properties officeooo:paragraph-rsid="001f0e45"/>
    </style:style>
    <style:style style:name="P18" style:family="paragraph" style:parent-style-name="Default">
      <style:paragraph-properties fo:text-align="justify" style:justify-single-word="false"/>
      <style:text-properties officeooo:paragraph-rsid="001fe5d0"/>
    </style:style>
    <style:style style:name="P19" style:family="paragraph" style:parent-style-name="Default">
      <style:paragraph-properties fo:text-align="justify" style:justify-single-word="false"/>
      <style:text-properties officeooo:paragraph-rsid="0022d1ad"/>
    </style:style>
    <style:style style:name="P20" style:family="paragraph" style:parent-style-name="Default">
      <style:paragraph-properties fo:text-align="justify" style:justify-single-word="false"/>
      <style:text-properties officeooo:paragraph-rsid="00248b6f"/>
    </style:style>
    <style:style style:name="P21" style:family="paragraph" style:parent-style-name="Default">
      <style:paragraph-properties fo:text-align="justify" style:justify-single-word="false"/>
      <style:text-properties officeooo:paragraph-rsid="00263317"/>
    </style:style>
    <style:style style:name="P22" style:family="paragraph" style:parent-style-name="Default">
      <style:paragraph-properties fo:text-align="justify" style:justify-single-word="false">
        <style:tab-stops>
          <style:tab-stop style:position="2.215cm"/>
        </style:tab-stops>
      </style:paragraph-properties>
      <style:text-properties officeooo:paragraph-rsid="004b2b74"/>
    </style:style>
    <style:style style:name="P23" style:family="paragraph" style:parent-style-name="Default">
      <style:paragraph-properties fo:text-align="justify" style:justify-single-word="false"/>
      <style:text-properties officeooo:paragraph-rsid="002551a6"/>
    </style:style>
    <style:style style:name="P24" style:family="paragraph" style:parent-style-name="Default">
      <style:paragraph-properties fo:text-align="justify" style:justify-single-word="false"/>
      <style:text-properties officeooo:paragraph-rsid="007c5b56"/>
    </style:style>
    <style:style style:name="P25" style:family="paragraph" style:parent-style-name="Default">
      <style:paragraph-properties fo:text-align="justify" style:justify-single-word="false"/>
      <style:text-properties fo:language="pt" fo:country="BR" style:language-asian="pt" style:country-asian="BR"/>
    </style:style>
    <style:style style:name="P26" style:family="paragraph" style:parent-style-name="Default">
      <style:paragraph-properties>
        <style:tab-stops>
          <style:tab-stop style:position="2.865cm"/>
        </style:tab-stops>
      </style:paragraph-properties>
    </style:style>
    <style:style style:name="P27" style:family="paragraph" style:parent-style-name="Default">
      <style:text-properties officeooo:paragraph-rsid="001f0e45"/>
    </style:style>
    <style:style style:name="P28" style:family="paragraph" style:parent-style-name="Default">
      <style:paragraph-properties fo:text-align="justify" style:justify-single-word="false"/>
      <style:text-properties officeooo:rsid="007c5b56" officeooo:paragraph-rsid="007c5b56"/>
    </style:style>
    <style:style style:name="P29" style:family="paragraph" style:parent-style-name="Standard">
      <style:paragraph-properties fo:text-align="center" style:justify-single-word="false" style:snap-to-layout-grid="false"/>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master-page-name="">
      <style:paragraph-properties fo:margin-top="0cm" fo:margin-bottom="0.353cm" loext:contextual-spacing="false" fo:line-height="115%" fo:hyphenation-ladder-count="no-limit" style:page-number="auto" fo:break-before="auto" fo:break-after="auto"/>
      <style:text-properties fo:font-size="10pt" officeooo:rsid="004165b0" officeooo:paragraph-rsid="004165b0" style:font-size-asian="8.75pt" style:font-size-complex="10pt" fo:hyphenate="true" fo:hyphenation-remain-char-count="2" fo:hyphenation-push-char-count="2"/>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officeooo:rsid="005c6c0a" officeooo:paragraph-rsid="005c6c0a"/>
    </style:style>
    <style:style style:name="P35" style:family="paragraph" style:parent-style-name="Table_20_Contents">
      <style:paragraph-properties fo:text-align="justify" style:justify-single-word="false"/>
      <style:text-properties officeooo:rsid="007684b2" officeooo:paragraph-rsid="007684b2"/>
    </style:style>
    <style:style style:name="P36" style:family="paragraph" style:parent-style-name="Table_20_Contents">
      <style:paragraph-properties fo:text-align="justify" style:justify-single-word="false"/>
      <style:text-properties officeooo:rsid="007a7932" officeooo:paragraph-rsid="007a7932"/>
    </style:style>
    <style:style style:name="P37" style:family="paragraph" style:parent-style-name="Standard" style:master-page-name="Standard">
      <style:paragraph-properties fo:text-align="center" style:justify-single-word="false" style:page-number="auto"/>
      <style:text-properties fo:font-weight="bold" style:font-weight-asian="bold"/>
    </style:style>
    <style:style style:name="P38" style:family="paragraph">
      <style:paragraph-properties fo:text-align="justify">
        <style:tab-stops>
          <style:tab-stop style:position="0.81cm"/>
        </style:tab-stops>
      </style:paragraph-properties>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text-align="justify"/>
    </style:style>
    <style:style style:name="P41" style:family="paragraph">
      <style:paragraph-properties fo:text-align="justify">
        <style:tab-stops>
          <style:tab-stop style:position="1.624cm"/>
        </style:tab-stops>
      </style:paragraph-properties>
    </style:style>
    <style:style style:name="P42"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43" style:family="paragraph">
      <style:paragraph-properties fo:text-align="center"/>
      <style:text-properties style:text-line-through-style="none" style:text-line-through-type="none" style:font-name="Liberation Sans" fo:font-size="10pt" fo:font-style="normal" style:text-underline-style="none" fo:font-weight="normal"/>
    </style:style>
    <style:style style:name="P44" style:family="paragraph">
      <style:paragraph-properties fo:text-align="center"/>
    </style:style>
    <style:style style:name="T1" style:family="text">
      <style:text-properties style:font-name-asian="Times New Roman"/>
    </style:style>
    <style:style style:name="T2" style:family="text">
      <style:text-properties officeooo:rsid="0017795c" style:font-name-asian="Times New Roman"/>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1ac476"/>
    </style:style>
    <style:style style:name="T5" style:family="text">
      <style:text-properties officeooo:rsid="001d78b0"/>
    </style:style>
    <style:style style:name="T6" style:family="text">
      <style:text-properties officeooo:rsid="001f0e45"/>
    </style:style>
    <style:style style:name="T7" style:family="text">
      <style:text-properties officeooo:rsid="00210e16"/>
    </style:style>
    <style:style style:name="T8" style:family="text">
      <style:text-properties officeooo:rsid="0022d1ad"/>
    </style:style>
    <style:style style:name="T9" style:family="text">
      <style:text-properties officeooo:rsid="00239984"/>
    </style:style>
    <style:style style:name="T10" style:family="text">
      <style:text-properties officeooo:rsid="00263317"/>
    </style:style>
    <style:style style:name="T11" style:family="text">
      <style:text-properties officeooo:rsid="0027b143"/>
    </style:style>
    <style:style style:name="T12" style:family="text">
      <style:text-properties officeooo:rsid="002801fb"/>
    </style:style>
    <style:style style:name="T13" style:family="text">
      <style:text-properties officeooo:rsid="003bdac4"/>
    </style:style>
    <style:style style:name="T14" style:family="text">
      <style:text-properties officeooo:rsid="00293164"/>
    </style:style>
    <style:style style:name="T15" style:family="text">
      <style:text-properties officeooo:rsid="004a1f94"/>
    </style:style>
    <style:style style:name="T16" style:family="text">
      <style:text-properties officeooo:rsid="004b2b74"/>
    </style:style>
    <style:style style:name="T17" style:family="text">
      <style:text-properties officeooo:rsid="004d3b60"/>
    </style:style>
    <style:style style:name="T18" style:family="text">
      <style:text-properties fo:font-weight="normal" officeooo:rsid="004f4864" style:font-weight-asian="normal" style:font-weight-complex="normal"/>
    </style:style>
    <style:style style:name="T19" style:family="text">
      <style:text-properties officeooo:rsid="00206540"/>
    </style:style>
    <style:style style:name="T20" style:family="text">
      <style:text-properties officeooo:rsid="007962b3"/>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draw:textarea-horizontal-align="center" draw:textarea-vertical-align="middle" style:protect="position siz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tru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opcSimSemEncaminhar" form:control-implementation="ooo:com.sun.star.form.component.RadioButton" xml:id="control1" form:id="control1" form:tab-index="1"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SimMasEncaminhar" form:control-implementation="ooo:com.sun.star.form.component.RadioButton" xml:id="control2" form:id="control2" form:tab-index="2"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NaoSemEncaminhar" form:control-implementation="ooo:com.sun.star.form.component.RadioButton" xml:id="control3" form:id="control3" form:tab-index="3"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NaoMasEncaminhar" form:control-implementation="ooo:com.sun.star.form.component.RadioButton" xml:id="control4" form:id="control4" form:tab-index="4"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checkbox form:name="checFormAntigo" form:control-implementation="ooo:com.sun.star.form.component.CheckBox" xml:id="control5" form:id="control5" form:tab-index="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FormPPP" form:control-implementation="ooo:com.sun.star.form.component.CheckBox" xml:id="control6" form:id="control6" form:tab-index="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LTCAT" form:control-implementation="ooo:com.sun.star.form.component.CheckBox" xml:id="control7" form:id="control7" form:tab-index="7"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DocSubst" form:control-implementation="ooo:com.sun.star.form.component.CheckBox" xml:id="control8" form:id="control8" form:tab-index="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radio form:name="opcFaltaDocSim" form:control-implementation="ooo:com.sun.star.form.component.RadioButton" xml:id="control9" form:id="control9" form:tab-index="9" form:visual-effect="flat" formx:group-name="FALTA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FaltaDocNao" form:control-implementation="ooo:com.sun.star.form.component.RadioButton" xml:id="control10" form:id="control10" form:tab-index="10" form:visual-effect="flat" formx:group-name="FALTA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LTCATFaltaElemSim" form:control-implementation="ooo:com.sun.star.form.component.RadioButton" xml:id="control11" form:id="control11" form:tab-index="11" form:visual-effect="flat" formx:group-name="LTCAT_FALT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LTCATFaltaElemNao" form:control-implementation="ooo:com.sun.star.form.component.RadioButton" xml:id="control12" form:id="control12" form:tab-index="12" form:visual-effect="flat" formx:group-name="LTCAT_FALT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GfipDivergeSim" form:control-implementation="ooo:com.sun.star.form.component.RadioButton" xml:id="control13" form:id="control13" form:tab-index="13" form:visual-effect="flat" formx:group-name="GFIP_DIVER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GfipDivergeNao" form:control-implementation="ooo:com.sun.star.form.component.RadioButton" xml:id="control14" form:id="control14" form:tab-index="14" form:visual-effect="flat" formx:group-name="GFIP_DIVER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DisfuncoesDocSim" form:control-implementation="ooo:com.sun.star.form.component.RadioButton" xml:id="control15" form:id="control15" form:tab-index="15" form:visual-effect="flat" formx:group-name="DISF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DisfuncoesDocNao" form:control-implementation="ooo:com.sun.star.form.component.RadioButton" xml:id="control16" form:id="control16" form:tab-index="16" form:visual-effect="flat" formx:group-name="DISF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EnvioNao" form:control-implementation="ooo:com.sun.star.form.component.RadioButton" xml:id="control17" form:id="control17" form:tab-index="17" form:visual-effect="flat" formx:group-name="ENVIO_PERICI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EnvioSim" form:control-implementation="ooo:com.sun.star.form.component.RadioButton" xml:id="control18" form:id="control18" form:tab-index="18" form:visual-effect="flat" formx:group-name="ENVIO_PERICI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button form:name="btoEnqInserir" form:control-implementation="ooo:com.sun.star.form.component.CommandButton" xml:id="control19" form:id="control19"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EnquadradoInserir?language=Basic&amp;location=document" xlink:type="simple"/>
            </office:event-listeners>
          </form:button>
          <form:button form:name="btoEnqRemover" form:control-implementation="ooo:com.sun.star.form.component.CommandButton" xml:id="control20" form:id="control20"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EnquadradoRemover?language=Basic&amp;location=document" xlink:type="simple"/>
            </office:event-listeners>
          </form:button>
          <form:button form:name="btoNaoEnqInserir" form:control-implementation="ooo:com.sun.star.form.component.CommandButton" xml:id="control21" form:id="control21"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NaoEnquadradoInserir?language=Basic&amp;location=document" xlink:type="simple"/>
            </office:event-listeners>
          </form:button>
          <form:button form:name="btoNaoEnqRemover" form:control-implementation="ooo:com.sun.star.form.component.CommandButton" xml:id="control22" form:id="control22"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NaoEnquadradoRemover?language=Basic&amp;location=document" xlink:type="simple"/>
            </office:event-listeners>
          </form:button>
          <form:button form:name="btoEnviaInserir" form:control-implementation="ooo:com.sun.star.form.component.CommandButton" xml:id="control23" form:id="control23"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EnvioInserir?language=Basic&amp;location=document" xlink:type="simple"/>
            </office:event-listeners>
          </form:button>
          <form:button form:name="btoEnviaRemover" form:control-implementation="ooo:com.sun.star.form.component.CommandButton" xml:id="control24" form:id="control24"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EnvioRemove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NEXO <text:span text:style-name="T15">II</text:span></text:p>
      <text:p text:style-name="P31"/>
      <text:p text:style-name="P31">INSTRUÇÃO NORMATIVA Nº <text:span text:style-name="T15">85</text:span> /PRES/INSS, DE <text:span text:style-name="T15">18</text:span> DE <text:span text:style-name="T15">FEVEREIRO </text:span>DE 201<text:span text:style-name="T15">6</text:span></text:p>
      <text:p text:style-name="P31"/>
      <text:p text:style-name="P31">DESPACHO E ANÁLISE ADMINISTRATIVA DA ATIVIDADE ESPECIAL</text:p>
      <text:p text:style-name="P31"/>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1<text:span text:style-name="T4"> – </text:span>CÓDIGO / LOCAL DA APS: <text:span text:style-name="T18"><text:drop-down text:name=""><text:label text:value="11.0.01.010 – APS Belo Horizonte Barreiro"/><text:label text:value="11.0.01.020 – APS Belo Horizonte Floresta"/><text:label text:value="11.0.01.030 – APS Belo Horizonte Oeste"/><text:label text:value="11.0.01.040 – APS Belo Horizonte Padre Eustáquio"/><text:label text:value="11.0.01.060 – APS Belo Horizonte Santa Efigênia"/><text:label text:current-selected="true" text:value="11.0.01.090 – APS Belo Horizonte Sul"/><text:label text:value="11.0.01.100 – APS Belo Horizonte Venda Nova"/><text:label text:value="11.0.01.110 – APS ADJ Belo Horizonte"/><text:label text:value="11.0.01.120 – APS Belo Horizonte Calafate"/><text:label text:value="11.0.01.140 – APS AI Belo Horizonte"/>11.0.01.090 – APS Belo Horizonte Sul</text:drop-down></text:span></text:p>
          </table:table-cell>
          <table:covered-table-cell/>
          <table:covered-table-cell/>
        </table:table-row>
        <table:table-row table:style-name="Tabela1.1">
          <table:table-cell table:style-name="Tabela1.A2" table:number-columns-spanned="2" office:value-type="string">
            <text:p text:style-name="P30">2<text:span text:style-name="T4"> – </text:span>NOME DO SEGURADO:</text:p>
          </table:table-cell>
          <table:covered-table-cell/>
          <table:table-cell table:style-name="Tabela1.A1" office:value-type="string">
            <text:p text:style-name="P30">3 – NB / Nº DO PROCESSO:</text:p>
          </table:table-cell>
        </table:table-row>
        <table:table-row table:style-name="Tabela1.1">
          <table:table-cell table:style-name="Tabela1.A2" table:number-columns-spanned="2" office:value-type="string">
            <text:p text:style-name="P29"/>
          </table:table-cell>
          <table:covered-table-cell/>
          <table:table-cell table:style-name="Tabela1.A1" office:value-type="string">
            <text:p text:style-name="P29"/>
          </table:table-cell>
        </table:table-row>
        <table:table-row table:style-name="Tabela1.1">
          <table:table-cell table:style-name="Tabela1.A1" table:number-columns-spanned="3" office:value-type="string">
            <text:p text:style-name="P22"><draw:line text:anchor-type="paragraph" draw:z-index="30" draw:style-name="gr4" draw:text-style-name="P44" svg:x1="0cm" svg:y1="14.85cm" svg:x2="0.7cm" svg:y2="14.85cm"><text:p/></draw:line>4<text:span text:style-name="T4"> – Da análise realizada foi verificado se a atividade desenvolvida pode ser enquadrada administrativamente por categoria profissional (código 2.0.0), conforme Anexo III do Decreto nº 53.831, de 25 de março de 1964, Anexo II do Decreto nº 83.080, de 24 de janeiro de 1979, ou Anexo IV da Ordem de Serviço INSS/DSS nº 578, de 14 de agosto de 1997 – CANSB (Decisões em Processos do MTE, somente a partir do código 2.0.0), observando os arts. 269 a 275 da Instrução Normativa nº 77/PRES/INSS, de 21 de janeiro de 2015:</text:span></text:p>
            <text:p text:style-name="P25"/>
            <text:p text:style-name="P3"><text:span text:style-name="T1"><draw:control text:anchor-type="as-char" draw:z-index="0" draw:style-name="gr1" draw:text-style-name="P42" svg:width="0.669cm" svg:height="0.6cm" draw:control="control1"/></text:span>Sim, sem necessidade de envio à análise técnica pericial.<office:annotation><dc:creator>Douglas Rodrigues de Almeida</dc:creator><dc:date>2015-03-03T17:35:16</dc:date><text:p text:style-name="P38"><text:span text:style-name="T21">Caso o período todo for enquadrado por categoria profissional ou se for enquadrado em parte e não existir nos formulários indicação de agente nocivo, assinalar o quadro da primeira opção.</text:span></text:p></office:annotation></text:p>
            <text:p text:style-name="P3"/>
            <text:p text:style-name="P16"><text:span text:style-name="T1"><draw:control text:anchor-type="as-char" svg:y="-0.395cm" draw:z-index="1" draw:style-name="gr2" draw:text-style-name="P42" svg:width="0.669cm" svg:height="0.6cm" draw:control="control2"/></text:span>Sim, mas existem períodos que não foram enquadrados por categoria profissional com indicação de exposição <text:span text:style-name="T16">a</text:span> agente nocivo, cabendo análise e parecer técnico pericial.<office:annotation><dc:creator>Douglas Rodrigues de Almeida</dc:creator><dc:date>2015-03-03T17:36:34</dc:date><text:p text:style-name="P38"><text:span text:style-name="T21">Caso o período for enquadrado em parte por categoria profissional e existir nos formulários indicação de agente nocivo, assinalar o quadro da segunda opção.</text:span></text:p></office:annotation></text:p>
            <text:p text:style-name="P25"/>
            <text:p text:style-name="P16"><text:span text:style-name="T1"><draw:control text:anchor-type="as-char" draw:z-index="2" draw:style-name="gr1" draw:text-style-name="P42" svg:width="0.669cm" svg:height="0.6cm" draw:control="control3"/></text:span>Não, sem necessidade de envio à análise técnica pericial.<office:annotation><dc:creator>Douglas Rodrigues de Almeida</dc:creator><dc:date>2015-03-03T17:37:08</dc:date><text:p text:style-name="P38"><text:span text:style-name="T21">Caso o período não for enquadrado por categoria profissional e não existir nos formulários indicação de agente nocivo, assinalar o quadro da terceira opção.</text:span></text:p></office:annotation></text:p>
            <text:p text:style-name="P25"/>
            <text:p text:style-name="P16"><draw:control text:anchor-type="paragraph" draw:z-index="24" draw:name="Forma1" draw:style-name="gr3" draw:text-style-name="P43" svg:width="0.75cm" svg:height="0.75cm" svg:x="-2.704cm" svg:y="1.011cm" draw:control="control19"/><draw:control text:anchor-type="paragraph" draw:z-index="25" draw:name="Forma1" draw:style-name="gr3" draw:text-style-name="P43" svg:width="0.75cm" svg:height="0.75cm" svg:x="-1.921cm" svg:y="1.011cm" draw:control="control20"/><text:span text:style-name="T2"><draw:control text:anchor-type="as-char" draw:z-index="3" draw:style-name="gr1" draw:text-style-name="P42" svg:width="0.669cm" svg:height="0.6cm" draw:control="control4"/></text:span><text:span text:style-name="T2">N</text:span>ão, mas existem períodos que não foram enquadrados por categoria profissional com indicação de exposição à agente nocivo, cabendo análise e parecer técnico pericial.<office:annotation><dc:creator>Douglas Rodrigues de Almeida</dc:creator><dc:date>2015-03-03T17:37:45</dc:date><text:p text:style-name="P38"><text:span text:style-name="T21">Caso o período não for enquadrado, mas existir nos formulários indicação de agente nocivo, assinalar o quadro da quarta e última opção.</text:span></text:p></office:annotation></text:p>
          </table:table-cell>
          <table:covered-table-cell/>
          <table:covered-table-cell/>
        </table:table-row>
        <table:table-row table:style-name="Tabela1.1">
          <table:table-cell table:style-name="Tabela1.A1" table:number-columns-spanned="3" office:value-type="string">
            <text:p text:style-name="P3">5<text:span text:style-name="T5"> – </text:span>Indicar os períodos enquadrados por Categoria Profissional</text:p>
          </table:table-cell>
          <table:covered-table-cell/>
          <table:covered-table-cell/>
        </table:table-row>
        <table:table-row table:style-name="Tabela1.1">
          <table:table-cell table:style-name="Tabela1.A1" table:number-columns-spanned="3" office:value-type="string">
            <table:table table:name="TabelaPeriodosEnquadrados" table:style-name="TabelaPeriodosEnquadrados">
              <table:table-column table:style-name="TabelaPeriodosEnquadrados.A"/>
              <table:table-column table:style-name="TabelaPeriodosEnquadrados.B" table:number-columns-repeated="2"/>
              <table:table-column table:style-name="TabelaPeriodosEnquadrados.D"/>
              <table:table-column table:style-name="TabelaPeriodosEnquadrados.E"/>
              <table:table-row table:style-name="TabelaPeriodosEnquadrados.1">
                <table:table-cell table:style-name="TabelaPeriodosEnquadrados.A1" office:value-type="string">
                  <text:p text:style-name="P23">5.1<text:span text:style-name="T19"> – </text:span>Empresa</text:p>
                </table:table-cell>
                <table:table-cell table:style-name="TabelaPeriodosEnquadrados.A1" office:value-type="string">
                  <text:p text:style-name="P23">5.2<text:span text:style-name="T19"> – </text:span>Período</text:p>
                </table:table-cell>
                <table:table-cell table:style-name="TabelaPeriodosEnquadrados.A1" office:value-type="string">
                  <text:p text:style-name="P23">5.3<text:span text:style-name="T19"> – </text:span>Ativid<text:span text:style-name="T20">ade</text:span></text:p>
                </table:table-cell>
                <table:table-cell table:style-name="TabelaPeriodosEnquadrados.A1" office:value-type="string">
                  <text:p text:style-name="P23">5.4<text:span text:style-name="T19"> – </text:span>Anexo</text:p>
                </table:table-cell>
                <table:table-cell table:style-name="TabelaPeriodosEnquadrados.E1" office:value-type="string">
                  <text:p text:style-name="P23">5.5<text:span text:style-name="T19"> – </text:span>Código</text:p>
                </table:table-cell>
              </table:table-row>
              <table:table-row table:style-name="TabelaPeriodosEnquadrados.1">
                <table:table-cell table:style-name="TabelaPeriodosEnquadrados.A2" office:value-type="string">
                  <text:p text:style-name="P36"/>
                </table:table-cell>
                <table:table-cell table:style-name="TabelaPeriodosEnquadrados.A2" office:value-type="string">
                  <text:p text:style-name="P36"/>
                </table:table-cell>
                <table:table-cell table:style-name="TabelaPeriodosEnquadrados.C2" office:value-type="string">
                  <text:p text:style-name="P33"/>
                </table:table-cell>
                <table:table-cell table:style-name="TabelaPeriodosEnquadrados.A2" office:value-type="string">
                  <text:p text:style-name="P33"/>
                </table:table-cell>
                <table:table-cell table:style-name="TabelaPeriodosEnquadrados.E2" office:value-type="string">
                  <text:p text:style-name="P34"/>
                </table:table-cell>
              </table:table-row>
              <table:table-row table:style-name="TabelaPeriodosEnquadrados.1">
                <table:table-cell table:style-name="TabelaPeriodosEnquadrados.A2" office:value-type="string">
                  <text:p text:style-name="P35"/>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E3" office:value-type="string">
                  <text:p text:style-name="P33"/>
                </table:table-cell>
              </table:table-row>
              <table:table-row table:style-name="TabelaPeriodosEnquadrados.1">
                <table:table-cell table:style-name="TabelaPeriodosEnquadrados.A2" office:value-type="string">
                  <text:p text:style-name="P35"/>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E4" office:value-type="string">
                  <text:p text:style-name="P33"/>
                </table:table-cell>
              </table:table-row>
              <table:table-row table:style-name="TabelaPeriodosEnquadrados.5">
                <table:table-cell table:style-name="TabelaPeriodosEnquadrados.A5" office:value-type="string">
                  <text:p text:style-name="P35"/>
                </table:table-cell>
                <table:table-cell table:style-name="TabelaPeriodosEnquadrados.B5" office:value-type="string">
                  <text:p text:style-name="P33"/>
                </table:table-cell>
                <table:table-cell table:style-name="TabelaPeriodosEnquadrados.C5" office:value-type="string">
                  <text:p text:style-name="P33"/>
                </table:table-cell>
                <table:table-cell table:style-name="TabelaPeriodosEnquadrados.D5" office:value-type="string">
                  <text:p text:style-name="P33"/>
                </table:table-cell>
                <table:table-cell table:style-name="TabelaPeriodosEnquadrados.E5" office:value-type="string">
                  <text:p text:style-name="P33"/>
                </table:table-cell>
              </table:table-row>
            </table:table>
            <text:p text:style-name="P3"/>
          </table:table-cell>
          <table:covered-table-cell/>
          <table:covered-table-cell/>
        </table:table-row>
        <table:table-row table:style-name="Tabela1.1">
          <table:table-cell table:style-name="Tabela1.A1" table:number-columns-spanned="3" office:value-type="string">
            <text:p text:style-name="Default"><draw:control text:anchor-type="paragraph" draw:z-index="26" draw:name="Forma1" draw:style-name="gr3" draw:text-style-name="P43" svg:width="0.75cm" svg:height="0.75cm" svg:x="-2.704cm" svg:y="0.011cm" draw:control="control21"/><draw:control text:anchor-type="paragraph" draw:z-index="27" draw:name="Forma1" draw:style-name="gr3" draw:text-style-name="P43" svg:width="0.75cm" svg:height="0.75cm" svg:x="-1.921cm" svg:y="0.011cm" draw:control="control22"/>6. Indicar os períodos <text:span text:style-name="T3">não</text:span> enquadrados por Categoria Profissional<office:annotation><dc:creator>Douglas Rodrigues de Almeida</dc:creator><dc:date>2015-03-03T17:49:48</dc:date><text:p text:style-name="P39"><text:span text:style-name="T21">Para inserir/excluir linhas das tabelas, clique na linha e, depois, clique no menu Tabela → Inserir/Excluir → Linhas.</text:span></text:p></office:annotation></text:p>
          </table:table-cell>
          <table:covered-table-cell/>
          <table:covered-table-cell/>
        </table:table-row>
        <table:table-row table:style-name="Tabela1.1">
          <table:table-cell table:style-name="Tabela1.A1" table:number-columns-spanned="3" office:value-type="string">
            <table:table table:name="TabelaNaoEnquadrados" table:style-name="TabelaNaoEnquadrados">
              <table:table-column table:style-name="TabelaNaoEnquadrados.A" table:number-columns-repeated="2"/>
              <table:table-column table:style-name="TabelaNaoEnquadrados.C"/>
              <table:table-row>
                <table:table-cell table:style-name="TabelaNaoEnquadrados.A1" office:value-type="string">
                  <text:p text:style-name="P28">6.1 – Empresa</text:p>
                </table:table-cell>
                <table:table-cell table:style-name="TabelaNaoEnquadrados.A1" office:value-type="string">
                  <text:p text:style-name="P24">6.2<text:span text:style-name="T5"> – </text:span>Período</text:p>
                </table:table-cell>
                <table:table-cell table:style-name="TabelaNaoEnquadrados.C1" office:value-type="string">
                  <text:p text:style-name="P24">6.3<text:span text:style-name="T5"> – </text:span>Atividade</text:p>
                </table:table-cell>
              </table:table-row>
              <table:table-row>
                <table:table-cell table:style-name="TabelaNaoEnquadrados.A1" office:value-type="string">
                  <text:p text:style-name="P33"/>
                </table:table-cell>
                <table:table-cell table:style-name="TabelaNaoEnquadrados.A1" office:value-type="string">
                  <text:p text:style-name="P33"/>
                </table:table-cell>
                <table:table-cell table:style-name="TabelaNaoEnquadrados.C1" office:value-type="string">
                  <text:p text:style-name="P33"/>
                </table:table-cell>
              </table:table-row>
              <table:table-row>
                <table:table-cell table:style-name="TabelaNaoEnquadrados.A1" office:value-type="string">
                  <text:p text:style-name="P33"/>
                </table:table-cell>
                <table:table-cell table:style-name="TabelaNaoEnquadrados.A1" office:value-type="string">
                  <text:p text:style-name="P33"/>
                </table:table-cell>
                <table:table-cell table:style-name="TabelaNaoEnquadrados.C1" office:value-type="string">
                  <text:p text:style-name="P33"/>
                </table:table-cell>
              </table:table-row>
              <table:table-row>
                <table:table-cell table:style-name="TabelaNaoEnquadrados.A1" office:value-type="string">
                  <text:p text:style-name="P33"/>
                </table:table-cell>
                <table:table-cell table:style-name="TabelaNaoEnquadrados.A1" office:value-type="string">
                  <text:p text:style-name="P33"/>
                </table:table-cell>
                <table:table-cell table:style-name="TabelaNaoEnquadrados.C1" office:value-type="string">
                  <text:p text:style-name="P33"/>
                </table:table-cell>
              </table:table-row>
              <table:table-row>
                <table:table-cell table:style-name="TabelaNaoEnquadrados.A5" office:value-type="string">
                  <text:p text:style-name="P33"/>
                </table:table-cell>
                <table:table-cell table:style-name="TabelaNaoEnquadrados.A5" office:value-type="string">
                  <text:p text:style-name="P33"/>
                </table:table-cell>
                <table:table-cell table:style-name="TabelaNaoEnquadrados.C5" office:value-type="string">
                  <text:p text:style-name="P33"/>
                </table:table-cell>
              </table:table-row>
            </table:table>
            <text:p text:style-name="P3"/>
          </table:table-cell>
          <table:covered-table-cell/>
          <table:covered-table-cell/>
        </table:table-row>
        <table:table-row table:style-name="Tabela1.1">
          <table:table-cell table:style-name="Tabela1.A1" table:number-columns-spanned="3" office:value-type="string">
            <text:p text:style-name="P3">6.4<text:span text:style-name="T5"> – </text:span>Justificativas Administrativas / Fundamentação Legal:<office:annotation><dc:creator>Douglas Rodrigues de Almeida</dc:creator><dc:date>2015-03-03T17:38:59</dc:date><text:p text:style-name="P38"><text:span text:style-name="T21">Ex:</text:span></text:p><text:p text:style-name="P38"><text:span text:style-name="T21">Período não enquadrado por categoria profissional, pois é posterior a 28/04/1995, véspera da publicação da Lei nº 9.032/1995.</text:span></text:p><text:p text:style-name="P38"><text:span text:style-name="T21"/></text:p><text:p><text:span text:style-name="T21">Não cabe enquadramento para aprendiz/tempo de serviço miliar/período de CTC do serviço público conforme art. 257 da IN77 de 21/01/2015.</text:span></text:p></office:annotation></text:p>
          </table:table-cell>
          <table:covered-table-cell/>
          <table:covered-table-cell/>
        </table:table-row>
        <table:table-row table:style-name="Tabela1.1">
          <table:table-cell table:style-name="Tabela1.A1" table:number-columns-spanned="3" office:value-type="string">
            <text:p text:style-name="P4"/>
            <text:p text:style-name="P3"/>
            <text:p text:style-name="P3"/>
            <text:p text:style-name="P3"/>
            <text:p text:style-name="P3"/>
            <text:p text:style-name="P3"/>
            <text:p text:style-name="P3"/>
            <text:p text:style-name="P3"/>
          </table:table-cell>
          <table:covered-table-cell/>
          <table:covered-table-cell/>
        </table:table-row>
        <text:soft-page-break/>
        <table:table-row table:style-name="Tabela1.1">
          <table:table-cell table:style-name="Tabela1.A1" table:number-columns-spanned="3" office:value-type="string">
            <text:p text:style-name="P3">7<text:span text:style-name="T6"> – </text:span>Para efeitos de requerimento de caracterização de atividade exercida em condições especiais por exposição à agente nocivo, foi apresentado:</text:p>
            <text:p text:style-name="P25"/>
            <text:p text:style-name="P17"><text:span text:style-name="T1"><draw:control text:anchor-type="as-char" draw:z-index="4" draw:style-name="gr1" draw:text-style-name="P42" svg:width="0.669cm" svg:height="0.6cm" draw:control="control5"/></text:span>Formulário(s) antigo(s) (IS nº SSS – 501.19/71, SSS-132, SB40, DISES BE 5235, DSS 8030 ou DIRBEN 8030) emitido(s) até 31 <text:span text:style-name="T16">de dezembro de </text:span>2003.</text:p>
            <text:p text:style-name="P25"/>
            <text:p text:style-name="P27"><text:span text:style-name="T1"><draw:control text:anchor-type="as-char" draw:z-index="5" draw:style-name="gr1" draw:text-style-name="P42" svg:width="0.669cm" svg:height="0.6cm" draw:control="control6"/></text:span>Perfil Profissiográfico Previdenciário – PPP emitido(s) a partir de <text:span text:style-name="T16">1ºde janeiro de 2004</text:span>.</text:p>
            <text:p text:style-name="P25"/>
            <text:p text:style-name="P6"><text:span text:style-name="T1"><draw:control text:anchor-type="as-char" draw:z-index="6" draw:style-name="gr1" draw:text-style-name="P42" svg:width="0.669cm" svg:height="0.6cm" draw:control="control7"/></text:span>LTCAT </text:p>
            <text:p text:style-name="P5"/>
            <text:p text:style-name="P6"><text:span text:style-name="T1"><draw:control text:anchor-type="as-char" draw:z-index="7" draw:style-name="gr1" draw:text-style-name="P42" svg:width="0.669cm" svg:height="0.6cm" draw:control="control8"/></text:span>Documento substitutivo do LTCAT. Indicar qual (quais):<office:annotation><dc:creator>Douglas Rodrigues de Almeida</dc:creator><dc:date>2015-03-03T17:40:11</dc:date><text:p text:style-name="P38"><text:span text:style-name="T21">Caso o segurado apresente documento substitutivo do LTCAT, indicar qual o documento conforme art. 261 da IN77/2015.</text:span></text:p></office:annotation> </text:p>
            <text:p text:style-name="P6"/>
          </table:table-cell>
          <table:covered-table-cell/>
          <table:covered-table-cell/>
        </table:table-row>
        <table:table-row table:style-name="Tabela1.1">
          <table:table-cell table:style-name="Tabela1.A1" table:number-columns-spanned="3" office:value-type="string">
            <text:p text:style-name="P18">8<text:span text:style-name="T8"> – </text:span>Faltou apresentar algum documento essencial para análise técnica pericial: <draw:control text:anchor-type="as-char" draw:z-index="8" draw:style-name="gr1" draw:text-style-name="P42" svg:width="0.401cm" svg:height="0.6cm" draw:control="control9"/>Sim<text:span text:style-name="T7"> </text:span><draw:control text:anchor-type="as-char" draw:z-index="9" draw:style-name="gr1" draw:text-style-name="P42" svg:width="0.401cm" svg:height="0.6cm" draw:control="control10"/>Não<office:annotation><dc:creator>Douglas Rodrigues de Almeida</dc:creator><dc:date>2015-03-03T17:41:41</dc:date><text:p text:style-name="P41"><text:span text:style-name="T21">Ex:</text:span></text:p><text:p text:style-name="P41"><text:span text:style-name="T21">Na alínea a do inciso I do art. 258 disciplina que se for apresentado formulário antigo para períodos laborados até 28/04/1995 que possuem indicação de exposição à agente físico ruído é obrigatório a apresentação do LTCAT ou seu documento substitutivo.</text:span></text:p><text:p text:style-name="P41"><text:span text:style-name="T21">Portanto, a ausência de tais documentos deve ser informada neste campo, bem como a justificativa e o fundamento legal da sua obrigatoriedade.</text:span></text:p></office:annotation></text:p>
            <text:p text:style-name="P3">Em caso positivo, informar qual (quais):</text:p>
            <text:p text:style-name="P7"/>
            <text:p text:style-name="P7"/>
            <text:p text:style-name="P7"/>
          </table:table-cell>
          <table:covered-table-cell/>
          <table:covered-table-cell/>
        </table:table-row>
        <table:table-row table:style-name="Tabela1.1">
          <table:table-cell table:style-name="Tabela1.A1" table:number-columns-spanned="3" office:value-type="string">
            <text:p text:style-name="P19">9<text:span text:style-name="T8"> – </text:span>Na apresentação do LTCAT ou seus documentos substitutivos foi identificado a inexistência de algum elemento constitutivo básico: <draw:control text:anchor-type="as-char" draw:z-index="10" draw:style-name="gr1" draw:text-style-name="P42" svg:width="0.401cm" svg:height="0.6cm" draw:control="control11"/>Sim <draw:control text:anchor-type="as-char" draw:z-index="11" draw:style-name="gr1" draw:text-style-name="P42" svg:width="0.401cm" svg:height="0.6cm" draw:control="control12"/>Não<office:annotation><dc:creator>Douglas Rodrigues de Almeida</dc:creator><dc:date>2015-03-03T17:44:35</dc:date><text:p text:style-name="P41"><text:span text:style-name="T21">Responder a pergunta, observando se estes documentos substitutivos do LTCAT possuem os elementos informativos básicos constitutivos relacionados no art. 262 da IN77, que são:</text:span></text:p><text:p text:style-name="P40"><text:span text:style-name="T21">I - se individual ou coletivo;</text:span></text:p><text:p text:style-name="P40"><text:span text:style-name="T21">II - identificação da empresa;</text:span></text:p><text:p text:style-name="P40"><text:span text:style-name="T21">III - identificação do setor e da função;</text:span></text:p><text:p text:style-name="P40"><text:span text:style-name="T21">IV - descrição da atividade; </text:span></text:p><text:p text:style-name="P40"><text:span text:style-name="T21">V - identificação de agente nocivo capaz de causar dano à saúde e integridade física, arrolado na Legislação Previdenciária;</text:span></text:p><text:p text:style-name="P40"><text:span text:style-name="T21">VI - localização das possíveis fontes geradoras;</text:span></text:p><text:p text:style-name="P40"><text:span text:style-name="T21">VII - via e periodicidade de exposição ao agente nocivo;</text:span></text:p><text:p text:style-name="P40"><text:span text:style-name="T21">VIII - metodologia e procedimentos de avaliação do agente nocivo;</text:span></text:p><text:p text:style-name="P40"><text:span text:style-name="T21">IX - descrição das medidas de controle existentes; </text:span></text:p><text:p text:style-name="P40"><text:span text:style-name="T21">X - conclusão do LTCAT;</text:span></text:p><text:p text:style-name="P40"><text:span text:style-name="T21">XI - assinatura e identificação do médico do trabalho ou engenheiro de segurança; e</text:span></text:p><text:p text:style-name="P41"><text:span text:style-name="T21">XII - data da realização da avaliação ambiental.</text:span></text:p></office:annotation></text:p>
            <text:p text:style-name="P3">Em caso positivo, informar qual (quais):</text:p>
            <text:p text:style-name="P3"/>
            <text:p text:style-name="P3"/>
            <text:p text:style-name="P3"/>
            <text:p text:style-name="P3"/>
            <text:p text:style-name="P3"/>
          </table:table-cell>
          <table:covered-table-cell/>
          <table:covered-table-cell/>
        </table:table-row>
        <table:table-row table:style-name="Tabela1.1">
          <table:table-cell table:style-name="Tabela1.A1" table:number-columns-spanned="3" office:value-type="string">
            <text:p text:style-name="P8">10<text:span text:style-name="T9"> – </text:span>Existe divergência entre o Código de Ocorrência da GFIP declarado no PPP e o informado no CNIS: <draw:control text:anchor-type="as-char" draw:z-index="12" draw:style-name="gr1" draw:text-style-name="P42" svg:width="0.401cm" svg:height="0.6cm" draw:control="control13"/>Sim <draw:control text:anchor-type="as-char" draw:z-index="13" draw:style-name="gr1" draw:text-style-name="P42" svg:width="0.401cm" svg:height="0.6cm" draw:control="control14"/>Não</text:p>
            <text:p text:style-name="P3">Em caso positivo, informar qual (quais):<text:tab/></text:p>
            <text:p text:style-name="P9"/>
            <text:p text:style-name="P9"><text:tab/></text:p>
            <text:p text:style-name="P10"/>
          </table:table-cell>
          <table:covered-table-cell/>
          <table:covered-table-cell/>
        </table:table-row>
        <table:table-row table:style-name="Tabela1.1">
          <table:table-cell table:style-name="Tabela1.A1" table:number-columns-spanned="3" office:value-type="string">
            <text:p text:style-name="P20">11<text:span text:style-name="T10"> – </text:span>Constam disfunções no preenchimento do(s) formulário(s) apresentado(s): <draw:control text:anchor-type="as-char" draw:z-index="14" draw:style-name="gr1" draw:text-style-name="P42" svg:width="0.401cm" svg:height="0.6cm" draw:control="control15"/>Sim <draw:control text:anchor-type="as-char" draw:z-index="15" draw:style-name="gr1" draw:text-style-name="P42" svg:width="0.401cm" svg:height="0.6cm" draw:control="control16"/>Não<office:annotation><dc:creator>Douglas Rodrigues de Almeida</dc:creator><dc:date>2015-03-03T17:47:06</dc:date><text:p text:style-name="P40"><text:span text:style-name="T21">Exemplo: divergências com as informações da CTPS e/ou FRE, relativas à evolução profissional do segurado e/ou seu local de trabalho com o local de levantamento ambiental; se consta data de emissão e se está dentro do período de vigência dos formulários emitidos; se constam assinatura e identificação do responsável da empresa; se o LTCAT, seu substituto ou o PPP não está assinado, ou se não consta a informação do número de registro do profissional legalmente habilitado, etc.</text:span></text:p></office:annotation></text:p>
            <text:p text:style-name="P11">Em caso positivo, informar qual (quais):</text:p>
            <text:p text:style-name="P11"/>
            <text:p text:style-name="P11"/>
            <text:p text:style-name="P11"/>
            <text:p text:style-name="P3"/>
          </table:table-cell>
          <table:covered-table-cell/>
          <table:covered-table-cell/>
        </table:table-row>
        <table:table-row table:style-name="Tabela1.1">
          <table:table-cell table:style-name="Tabela1.A1" table:number-columns-spanned="3" office:value-type="string">
            <text:p text:style-name="P3">12<text:span text:style-name="T10"> – </text:span>Quando houver resposta positiva para as situações mencionadas nos itens 8 a 11, informar a(s) exigência(s) ou pesquisa(s) externa(s) emitida(s), bem como se foi obtido êxito no saneamento das divergências, disfunções ou falta de documentos:</text:p>
            <text:p text:style-name="P12"/>
            <text:p text:style-name="P12"/>
            <text:p text:style-name="P12"/>
            <text:p text:style-name="P12"/>
            <text:p text:style-name="P3"/>
          </table:table-cell>
          <table:covered-table-cell/>
          <table:covered-table-cell/>
        </table:table-row>
        <text:soft-page-break/>
        <table:table-row table:style-name="Tabela1.1">
          <table:table-cell table:style-name="Tabela1.A1" table:number-columns-spanned="3" office:value-type="string">
            <text:p text:style-name="P3">13<text:span text:style-name="T10"> – </text:span>Conclui-se:</text:p>
            <text:p text:style-name="P25"/>
            <text:p text:style-name="P21"><text:span text:style-name="T1"><draw:control text:anchor-type="as-char" draw:z-index="16" draw:style-name="gr1" draw:text-style-name="P42" svg:width="0.652cm" svg:height="0.6cm" draw:control="control17"/></text:span>pelo indeferimento do enquadramento do(s) período(s) _____________________________ sem submetê-lo à análise da Perícia Médica, considerando que a falta do(s) documento(s) apontados nos itens 8 e 9 inviabilizam a análise técnica pericial. </text:p>
            <text:p text:style-name="P25"/>
            <text:p text:style-name="P21"><text:span text:style-name="T1"><draw:control text:anchor-type="as-char" draw:z-index="17" draw:style-name="gr1" draw:text-style-name="P42" svg:width="0.652cm" svg:height="0.6cm" draw:control="control18"/></text:span>pelo envio à Perícia Médica, para análise técnica pericial e emissão de parecer quanto ao enquadramento do(s) período(s) de trabalho abaixo discriminado(s):</text:p>
          </table:table-cell>
          <table:covered-table-cell/>
          <table:covered-table-cell/>
        </table:table-row>
        <table:table-row table:style-name="Tabela1.1">
          <table:table-cell table:style-name="Tabela1.A1" table:number-columns-spanned="3" office:value-type="string">
            <table:table table:name="TabelaEnvio" table:style-name="TabelaEnvio">
              <table:table-column table:style-name="TabelaEnvio.A" table:number-columns-repeated="2"/>
              <table:table-column table:style-name="TabelaEnvio.C"/>
              <table:table-row>
                <table:table-cell table:style-name="TabelaEnvio.A1" office:value-type="string">
                  <text:p text:style-name="P26"><draw:control text:anchor-type="paragraph" draw:z-index="28" draw:name="Forma1" draw:style-name="gr3" draw:text-style-name="P43" svg:width="0.75cm" svg:height="0.75cm" svg:x="-2.704cm" svg:y="0.011cm" draw:control="control23"/><draw:control text:anchor-type="paragraph" draw:z-index="29" draw:name="Forma1" draw:style-name="gr3" draw:text-style-name="P43" svg:width="0.75cm" svg:height="0.75cm" svg:x="-1.921cm" svg:y="0.011cm" draw:control="control24"/>14<text:span text:style-name="T11"> – </text:span>EMPRESA</text:p>
                </table:table-cell>
                <table:table-cell table:style-name="TabelaEnvio.A1" office:value-type="string">
                  <text:p text:style-name="P26">15<text:span text:style-name="T13"> – </text:span>PERÍODO</text:p>
                </table:table-cell>
                <table:table-cell table:style-name="TabelaEnvio.C1" office:value-type="string">
                  <text:p text:style-name="P26">16<text:span text:style-name="T13"> – </text:span>FLS.</text:p>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
            <text:p text:style-name="P26"/>
          </table:table-cell>
          <table:covered-table-cell/>
          <table:covered-table-cell/>
        </table:table-row>
        <table:table-row table:style-name="Tabela1.1">
          <table:table-cell table:style-name="Tabela1.A1" table:number-columns-spanned="3" office:value-type="string">
            <text:p text:style-name="P14"/>
            <text:p text:style-name="P13">À Perícia Médica para análise e parecer técnico de caracterização de período(s) exercido(s) em condição especial por exposição à agentes químicos, físicos, biológicos ou associação de agentes nocivos declarados, visando o enquadramento do(s) período(s) acima indicado(s).<office:annotation><dc:creator>Douglas Rodrigues de Almeida</dc:creator><dc:date>2015-03-03T17:49:02</dc:date><text:p text:style-name="P39"><text:span text:style-name="T21">Para o campo 10: </text:span></text:p><text:p text:style-name="P40"><text:span text:style-name="T21">Informar o Código constante no CNIS e o seu significado, conforme disposto pelo Manual da GFIP para usuários do SEFIP que segue:</text:span></text:p><text:p text:style-name="P40"><text:span text:style-name="T21"/></text:p><text:p text:style-name="P40"><text:span text:style-name="T21">Para os trabalhadores com apenas um vínculo empregatício (ou uma fonte pagadora), a informação se dará da seguinte forma, conforme o caso:</text:span></text:p><text:p text:style-name="P40"><text:span text:style-name="T21">(em branco) – Sem exposição a agente nocivo. Trabalhador nunca esteve exposto.</text:span></text:p><text:p text:style-name="P40"><text:span text:style-name="T21">01 – Não exposição à agente nocivo. Trabalhador já esteve exposto;</text:span></text:p><text:p text:style-name="P40"><text:span text:style-name="T21">02 – Exposição à agente nocivo (aposentadoria especial aos 15 anos de trabalho);</text:span></text:p><text:p text:style-name="P40"><text:span text:style-name="T21">03 – Exposição à agente nocivo (aposentadoria especial aos 20 anos de trabalho);</text:span></text:p><text:p text:style-name="P40"><text:span text:style-name="T21">04 – Exposição à agente nocivo (aposentadoria especial aos 25 anos de trabalho).</text:span></text:p><text:p text:style-name="P40"><text:span text:style-name="T21"/></text:p><text:p text:style-name="P40"><text:span text:style-name="T21">Não devem preencher informações neste campo as empresas cujas atividades não exponham seus trabalhadores a agentes nocivos. O código 01 somente é utilizado para o trabalhador que esteve e deixou de estar exposto à agente nocivo, como ocorre nos casos de transferência do trabalhador de um departamento (com exposição) para outro (sem exposição).</text:span></text:p><text:p text:style-name="P40"><text:span text:style-name="T21"/></text:p><text:p text:style-name="P40"><text:span text:style-name="T21">Para os trabalhadores com mais de um vínculo empregatício (ou mais de uma fonte pagadora), informar os códigos a seguir</text:span></text:p><text:p text:style-name="P40"><text:span text:style-name="T21">05 - Não exposto a agente nocivo;</text:span></text:p><text:p text:style-name="P40"><text:span text:style-name="T21">06 - Exposição à agente nocivo (aposentadoria especial aos 15 anos de trabalho);</text:span></text:p><text:p text:style-name="P40"><text:span text:style-name="T21">07 - Exposição à agente nocivo (aposentadoria especial aos 20 anos de trabalho);</text:span></text:p><text:p text:style-name="P40"><text:span text:style-name="T21">08 - Exposição à agente nocivo (aposentadoria especial aos 25 anos de trabalho).</text:span></text:p><text:p text:style-name="P40"><text:span text:style-name="T21"/></text:p><text:p text:style-name="P40"><text:span text:style-name="T21">OBS.: A informação deste código só passou a ser obrigatória a partir de 01 de janeiro de 1999.</text:span></text:p></office:annotation></text:p>
            <text:p text:style-name="P13"/>
          </table:table-cell>
          <table:covered-table-cell/>
          <table:covered-table-cell/>
        </table:table-row>
        <table:table-row table:style-name="Tabela1.1">
          <table:table-cell table:style-name="Tabela1.A2" office:value-type="string">
            <text:p text:style-name="P13">17<text:span text:style-name="T12"> – </text:span>LOCAL E DATA</text:p>
            <text:p text:style-name="P13"/>
            <text:p text:style-name="P15"><text:span text:style-name="T14">Belo Horizonte/MG, </text:span><text:span text:style-name="T14"><text:date style:data-style-name="N76" text:date-value="2016-07-27T01:08:55.464999871">27 de julho de 2016</text:date></text:span></text:p>
            <text:p text:style-name="P15"/>
          </table:table-cell>
          <table:table-cell table:style-name="Tabela1.A1" table:number-columns-spanned="2" office:value-type="string">
            <text:p text:style-name="P13">18<text:span text:style-name="T12"> – </text:span>ASSINATURA E CA<text:span text:style-name="T17">R</text:span>IMBO</text:p>
          </table:table-cell>
          <table:covered-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odapé_20_Char" style:display-name="Rodapé Char" style:family="text" style:parent-style-name="Fonte_20_parág._20_padrã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Footer">
      <style:paragraph-properties fo:text-align="end" style:justify-single-word="false"/>
      <style:text-properties officeooo:paragraph-rsid="004b2b74"/>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cm" fo:margin-right="1.501cm"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93cm" fo:margin-left="0cm" fo:margin-right="0cm" fo:margin-top="0.63cm"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Imagem 1" text:anchor-type="as-char" svg:width="3.949cm" svg:height="2.302cm" draw:z-index="23"><draw:image xlink:href="Pictures/100000000000019D000000F0618266CD878E8193.png" xlink:type="simple" xlink:show="embed" xlink:actuate="onLoad"/></draw:frame></text:p>
      </style:header>
      <style:footer>
        <text:p text:style-name="MP2"><draw:frame draw:style-name="Mfr2" draw:name="Figura1" text:anchor-type="paragraph" svg:width="2.963cm" svg:height="2.17cm" draw:z-index="20"><draw:image xlink:href="Pictures/1000000000000070000000521470A20696B2919C.png" xlink:type="simple" xlink:show="embed" xlink:actuate="onLoad"/></draw:frame></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damir Geraldo de Lisboa Lima - INSSDF</meta:initial-creator>
    <meta:creation-date>2015-01-21T14:22:00</meta:creation-date>
    <dc:creator>Douglas Rodrigues de Almeida</dc:creator>
    <dc:date>2016-07-27T01:08:52.371000000</dc:date>
    <meta:editing-cycles>102</meta:editing-cycles>
    <meta:editing-duration>PT4H36M11S</meta:editing-duration>
    <meta:generator>LibreOffice/5.1.0.3$Windows_X86_64 LibreOffice_project/5e3e00a007d9b3b6efb6797a8b8e57b51ab1f737</meta:generator>
    <dc:description>Integrante do Modelo de Documentos 2017</dc:description>
    <dc:title>Despacho de Análise Administrativa - Atividade Especial</dc:title>
    <meta:printed-by>Douglas Rodrigues de Almeida</meta:printed-by>
    <meta:print-date>2015-03-04T15:16:09.685000000</meta:print-date>
    <meta:document-statistic meta:table-count="4" meta:image-count="2" meta:object-count="0" meta:page-count="3" meta:paragraph-count="48" meta:word-count="532" meta:character-count="3540" meta:non-whitespace-character-count="3019"/>
    <meta:user-defined meta:name="Versão">5.0</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Sub EnquadradoInserir
	Dim Tabela as Object
	
	Tabela = ThisComponent.getTextTables().getByName("TabelaPeriodosEnquadrados")
	Tabela.Rows.insertByIndex(Tabela.getRows().getCount(),1)
End Sub

Sub EnquadradoRemover
	Dim Tabela as Object
	
	Tabela = ThisComponent.getTextTables().getByName("TabelaPeriodosEnquadrados")
	if Tabela.getRows.getCount() &gt; 1 then
		Tabela.getRows.removeByIndex(Tabela.getRows().getCount() - 1, 1)
	endif
End Sub

Sub NaoEnquadradoInserir
	Dim Tabela as Object
	
	Tabela = ThisComponent.getTextTables().getByName("TabelaNaoEnquadrados")
	Tabela.Rows.insertByIndex(Tabela.getRows().getCount(),1)
End Sub

Sub NaoEnquadradoRemover
	Dim Tabela as Object
	
	Tabela = ThisComponent.getTextTables().getByName("TabelaNaoEnquadrados")
	if Tabela.getRows.getCount() &gt; 1 then
		Tabela.getRows.removeByIndex(Tabela.getRows().getCount() - 1, 1)
	endif
End Sub

Sub EnvioInserir
	Dim Tabela as Object
	
	Tabela = ThisComponent.getTextTables().getByName("TabelaEnvio")
	Tabela.Rows.insertByIndex(Tabela.getRows().getCount(),1)
End Sub

Sub EnvioRemover
	Dim Tabela as Object
	
	Tabela = ThisComponent.getTextTables().getByName("TabelaEnvio")
	if Tabela.getRows.getCount() &gt; 1 then
		Tabela.getRows.removeByIndex(Tabela.getRows().getCount() - 1, 1)
	endif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